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9.49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6.91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71.35pt"/>
    </style:style>
    <style:style style:name="co9" style:family="table-column">
      <style:table-column-properties fo:break-before="auto" style:column-width="68.26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90.96pt"/>
    </style:style>
    <style:style style:name="co12" style:family="table-column">
      <style:table-column-properties fo:break-before="auto" style:column-width="192.61pt"/>
    </style:style>
    <style:style style:name="co13" style:family="table-column">
      <style:table-column-properties fo:break-before="auto" style:column-width="83.2pt"/>
    </style:style>
    <style:style style:name="co14" style:family="table-column">
      <style:table-column-properties fo:break-before="auto" style:column-width="70.81pt"/>
    </style:style>
    <style:style style:name="co15" style:family="table-column">
      <style:table-column-properties fo:break-before="auto" style:column-width="194.94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74pt" fo:break-before="auto" style:use-optimal-row-height="false"/>
    </style:style>
    <style:style style:name="ro6" style:family="table-row">
      <style:table-row-properties style:row-height="38.04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36.54pt" fo:break-before="auto" style:use-optimal-row-height="false"/>
    </style:style>
    <style:style style:name="ro10" style:family="table-row">
      <style:table-row-properties style:row-height="48.5pt" fo:break-before="auto" style:use-optimal-row-height="false"/>
    </style:style>
    <style:style style:name="ro11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30.56pt" fo:break-before="auto" style:use-optimal-row-height="false"/>
    </style:style>
    <style:style style:name="ro13" style:family="table-row">
      <style:table-row-properties style:row-height="28.35pt" fo:break-before="auto" style:use-optimal-row-height="false"/>
    </style:style>
    <style:style style:name="ro14" style:family="table-row">
      <style:table-row-properties style:row-height="39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28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Nimbus Sans"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6pt" style:font-size-asian="6pt" style:font-size-complex="6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Nimbus Sans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Nimbus Sans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"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Nimbus Sans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style:font-name="Nimbus Sans" fo:font-size="6pt" style:font-size-asian="6pt" style:font-size-complex="6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imbus Sans"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" fo:font-size="12pt" style:font-size-asian="12pt" style:font-size-complex="12pt"/>
    </style:style>
    <style:style style:name="ce30" style:family="table-cell" style:parent-style-name="Default">
      <style:text-properties style:font-name="Nimbus Sans"/>
    </style:style>
    <style:style style:name="ce36" style:family="table-cell" style:parent-style-name="Default">
      <style:text-properties style:font-name="Nimbus Sans" fo:font-weight="bold" style:font-weight-asian="bold" style:font-weight-complex="bold"/>
    </style:style>
    <style:style style:name="ce3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ed1c24"/>
    </style:style>
    <style:style style:name="T2" style:family="text">
      <style:text-properties fo:color="#0066b3"/>
    </style:style>
    <style:style style:name="T3" style:family="text">
      <style:text-properties fo:color="#72bf44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office:forms form:automatic-focus="false" form:apply-design-mode="false"/>
        <table:table-column table:style-name="co1" table:default-cell-style-name="ce28"/>
        <table:table-row table:style-name="ro1">
          <table:table-cell table:style-name="ce25" office:value-type="string" calcext:value-type="string">
            <text:p>Sistema Home Banking</text:p>
          </table:table-cell>
        </table:table-row>
        <table:table-row table:style-name="ro2">
          <table:table-cell table:style-name="ce27" office:value-type="string" calcext:value-type="string">
            <text:p>Report Scrum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rincipi di Progettazione del Software a.a. 2018-2019</text:p>
          </table:table-cell>
        </table:table-row>
        <table:table-row table:style-name="ro3">
          <table:table-cell office:value-type="string" calcext:value-type="string">
            <text:p>Università del Salento - Facoltà di Ingegneria dell’Informazione</text:p>
          </table:table-cell>
        </table:table-row>
        <table:table-row table:style-name="ro4" table:number-rows-repeated="2">
          <table:table-cell table:style-name="Default"/>
        </table:table-row>
        <table:table-row table:style-name="ro4">
          <table:table-cell table:style-name="ce45" office:value-type="string" calcext:value-type="string">
            <text:p>Mirko Zizzari</text:p>
          </table:table-cell>
        </table:table-row>
      </table:table>
      <table:table table:name="Product Backlog" table:style-name="ta1">
        <office:forms form:automatic-focus="false" form:apply-design-mode="false"/>
        <table:shapes>
          <draw:frame draw:z-index="0" draw:style-name="gr1" draw:text-style-name="P1" svg:width="890.31pt" svg:height="500.4pt" svg:x="530.31pt" svg:y="114.92pt">
            <draw:object draw:notify-on-update-of-ranges="'Product Backlog'.I2:'Product Backlog'.M2 'Product Backlog'.H3:'Product Backlog'.H3 'Product Backlog'.I3:'Product Backlog'.M3 'Product Backlog'.H4:'Product Backlog'.H4 'Product Backlog'.I4:'Product Backlog'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9"/>
        <table:table-column table:style-name="co4" table:default-cell-style-name="ce14"/>
        <table:table-column table:style-name="co5" table:number-columns-repeated="4" table:default-cell-style-name="ce14"/>
        <table:table-column table:style-name="co2" table:number-columns-repeated="2" table:default-cell-style-name="ce14"/>
        <table:table-column table:style-name="co6" table:default-cell-style-name="ce14"/>
        <table:table-column table:style-name="co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2" table:number-columns-repeated="1007" table:default-cell-style-name="ce14"/>
        <table:table-column table:style-name="co2" table:number-columns-repeated="3" table:default-cell-style-name="ce23"/>
        <table:table-column table:style-name="co2" table:default-cell-style-name="ce30"/>
        <table:table-row table:style-name="ro5">
          <table:table-cell table:style-name="ce5" table:number-columns-spanned="2" table:number-rows-spanned="1"/>
          <table:covered-table-cell table:style-name="ce17"/>
          <table:table-cell table:style-name="ce21" office:value-type="string" calcext:value-type="string" table:number-columns-spanned="4" table:number-rows-spanned="1">
            <text:p>Nuove stime allo Sprint…</text:p>
          </table:table-cell>
          <table:covered-table-cell table:number-columns-repeated="3" table:style-name="ce17"/>
          <table:table-cell/>
          <table:table-cell table:style-name="ce23"/>
          <table:table-cell table:number-columns-repeated="1016"/>
        </table:table-row>
        <table:table-row table:style-name="ro6">
          <table:table-cell table:style-name="ce10" office:value-type="string" calcext:value-type="string">
            <text:p>Voce</text:p>
          </table:table-cell>
          <table:table-cell table:style-name="ce18" office:value-type="string" calcext:value-type="string">
            <text:p>Stima iniziale dimensioni</text:p>
            <text:p>(Story points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26"/>
          <table:table-cell table:style-name="ce26" office:value-type="string" calcext:value-type="string">
            <text:p>Effort Totale</text:p>
            <text:p>(Story Points)</text:p>
          </table:table-cell>
          <table:table-cell table:style-name="ce26" office:value-type="string" calcext:value-type="string">
            <text:p>Sprint 1</text:p>
          </table:table-cell>
          <table:table-cell table:style-name="ce26" office:value-type="string" calcext:value-type="string">
            <text:p>Sprint 2</text:p>
          </table:table-cell>
          <table:table-cell table:style-name="ce26" office:value-type="string" calcext:value-type="string">
            <text:p>Sprint 3</text:p>
          </table:table-cell>
          <table:table-cell table:style-name="ce26" office:value-type="string" calcext:value-type="string">
            <text:p>Sprint 4</text:p>
          </table:table-cell>
          <table:table-cell table:number-columns-repeated="1011"/>
        </table:table-row>
        <table:table-row table:style-name="ro7">
          <table:table-cell table:style-name="ce7" office:value-type="string" calcext:value-type="string">
            <text:p>Definire I requisiti e </text:p>
            <text:p>l’architettura di alto livello (attori e casi d’uso)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Stimato</text:p>
          </table:table-cell>
          <table:table-cell table:style-name="ce26" table:formula="of:=SUM([.B$1:.B$1048576])" office:value-type="float" office:value="325" calcext:value-type="float">
            <text:p>325</text:p>
          </table:table-cell>
          <table:table-cell table:style-name="ce26" table:formula="of:=SUM([.C3:.C21])" office:value-type="float" office:value="257" calcext:value-type="float">
            <text:p>257</text:p>
          </table:table-cell>
          <table:table-cell table:style-name="ce26" table:formula="of:=SUM([.D3:.D21])" office:value-type="float" office:value="135" calcext:value-type="float">
            <text:p>135</text:p>
          </table:table-cell>
          <table:table-cell table:style-name="ce26" table:formula="of:=SUM([.E3:.E21])" office:value-type="float" office:value="45" calcext:value-type="float">
            <text:p>45</text:p>
          </table:table-cell>
          <table:table-cell table:style-name="ce26" table:formula="of:=SUM([.F3:.F21])" office:value-type="float" office:value="4" calcext:value-type="float">
            <text:p>4</text:p>
          </table:table-cell>
          <table:table-cell/>
          <table:table-cell table:style-name="Default"/>
          <table:table-cell table:style-name="ce29" office:value-type="string" calcext:value-type="string" table:number-columns-spanned="2" table:number-rows-spanned="1">
            <text:p>Story Points per Ora</text:p>
          </table:table-cell>
          <table:covered-table-cell table:style-name="ce29"/>
          <table:table-cell table:number-columns-repeated="1007"/>
        </table:table-row>
        <table:table-row table:style-name="ro8">
          <table:table-cell table:style-name="ce7" office:value-type="string" calcext:value-type="string">
            <text:p>Definire I requisiti di sistema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Ideale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43.75" calcext:value-type="float">
            <text:p>243.75</text:p>
          </table:table-cell>
          <table:table-cell table:style-name="ce26" office:value-type="float" office:value="162.5" calcext:value-type="float">
            <text:p>162.5</text:p>
          </table:table-cell>
          <table:table-cell table:style-name="ce26" office:value-type="float" office:value="81.25" calcext:value-type="float">
            <text:p>81.25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Default"/>
          <table:table-cell table:style-name="ce29" table:formula="of:=325/160" office:value-type="float" office:value="2.03125" calcext:value-type="float" table:number-columns-spanned="2" table:number-rows-spanned="1">
            <text:p>2.03125</text:p>
          </table:table-cell>
          <table:covered-table-cell table:style-name="ce29"/>
          <table:table-cell table:number-columns-repeated="1007"/>
        </table:table-row>
        <table:table-row table:style-name="ro8">
          <table:table-cell table:style-name="ce7" office:value-type="string" calcext:value-type="string">
            <text:p>Progettazione del databas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Configurazione Ambiente di Lavoro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Gestione Accessi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Testing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ome <text:span text:style-name="T1">amministratore</text:span> voglio</text:p>
            <text:p><text:span text:style-name="T2">Creare il profilo</text:span> delle <text:span text:style-name="T3">banche</text:span> del territorio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ome <text:span text:style-name="T1">amministratore</text:span> voglio </text:p>
            <text:p><text:span text:style-name="T2">Definire le credenziali</text:span> di un <text:span text:style-name="T1">direttore</text:span> per ogni <text:span text:style-name="T3">banca</text:span>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ome <text:span text:style-name="T1">direttore</text:span> voglio </text:p>
            <text:p><text:span text:style-name="T2">Creare</text:span> una o più <text:span text:style-name="T3">filiali</text:span> della mia <text:span text:style-name="T3">banca</text:span>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ome <text:span text:style-name="T1">direttore</text:span> voglio </text:p>
            <text:p><text:span text:style-name="T2">Definire le credenziali</text:span> dei <text:span text:style-name="T1">cassieri</text:span> per ogni <text:span text:style-name="T3">filiale</text:span>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7" office:value-type="string" calcext:value-type="string">
            <text:p>Come <text:span text:style-name="T1">direttore</text:span> voglio </text:p>
            <text:p>Creare un <text:span text:style-name="T3">catalogo</text:span> di </text:p>
            <text:p><text:span text:style-name="T3">prodotti</text:span> (conto corrente, carta prepagata)</text:p>
            <text:p>e <text:span text:style-name="T3">servizi</text:span> (ricarica cellulare, pagamento bollo auto)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0">
          <table:table-cell table:style-name="ce7" office:value-type="string" calcext:value-type="string">
            <text:p>Il <text:span text:style-name="T1">sistema</text:span> <text:span text:style-name="T2">applica</text:span> periodicamente </text:p>
            <text:p>gli <text:span text:style-name="T3">interessi</text:span> sui <text:span text:style-name="T3">prodotti</text:span> (conto e carta prepagata)</text:p>
            <text:p>Con una percentuale definita dal <text:span text:style-name="T1">direttore</text:span> di banca.</text:p>
            <text:p><text:span text:style-name="T4">Rispettando gli automatismi per operazioni dispositive</text:span>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Come <text:span text:style-name="T1">cassiere</text:span> voglio</text:p>
            <text:p>Prendere <text:span text:style-name="T2">visione</text:span> delle <text:span text:style-name="T3">operazioni</text:span> dei <text:span text:style-name="T1">clienti</text:span></text:p>
            <text:p>Potendole <text:span text:style-name="T2">filtrare</text:span> ed <text:span text:style-name="T2">esportare</text:span>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Come <text:span text:style-name="T1">cassiere</text:span> <text:span text:style-name="T4">devo</text:span> </text:p>
            <text:p><text:span text:style-name="T2">Autorizzare o negare</text:span> le <text:span text:style-name="T3">operazioni dispositive</text:span>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Come <text:span text:style-name="T1">cliente</text:span> della <text:span text:style-name="T3">filiale</text:span> voglio</text:p>
            <text:p><text:span text:style-name="T2">Eseguire</text:span> <text:span text:style-name="T3">operazioni informative</text:span>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1">
          <table:table-cell table:style-name="ce7" office:value-type="string" calcext:value-type="string">
            <text:p>Come <text:span text:style-name="T1">cliente</text:span> della <text:span text:style-name="T3">filiale</text:span> voglio </text:p>
            <text:p><text:span text:style-name="T2">Eseguire</text:span> <text:span text:style-name="T3">operazioni dispositive</text:span>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2">
          <table:table-cell table:style-name="ce7" office:value-type="string" calcext:value-type="string">
            <text:p>Come <text:span text:style-name="T1">cliente</text:span> voglio</text:p>
            <text:p><text:span text:style-name="T2">Usufrire</text:span> dei <text:span text:style-name="T3">servizi</text:span> offerti</text:p>
            <text:p>(ricariche cellulare, pagamento bollo auto)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3">
          <table:table-cell table:style-name="ce7" office:value-type="string" calcext:value-type="string">
            <text:p>Un <text:span text:style-name="T1">utente generico</text:span> può</text:p>
            <text:p>Prendere <text:span text:style-name="T2">visione</text:span> dei servizi offerti dal sistema, </text:p>
            <text:p>Delle banche, ecc.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" office:value-type="string" calcext:value-type="string">
            <text:p>Un <text:span text:style-name="T1">utente generico</text:span> può </text:p>
            <text:p><text:span text:style-name="T2">Richiedere la registrazione</text:span> all’<text:span text:style-name="T1">amministratore</text:span></text:p>
            <text:p>Specificando banca e filiale</text:p>
            <text:p/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4">
          <table:table-cell table:style-name="ce7" office:value-type="string" calcext:value-type="string">
            <text:p>Documentazione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5" table:number-rows-repeated="3">
          <table:table-cell table:style-name="ce8" table:number-columns-repeated="6"/>
          <table:table-cell table:number-columns-repeated="1018"/>
        </table:table-row>
        <table:table-row table:style-name="ro5" table:number-rows-repeated="11">
          <table:table-cell table:style-name="ce8"/>
          <table:table-cell table:style-name="ce17" table:number-columns-repeated="5"/>
          <table:table-cell table:number-columns-repeated="1018"/>
        </table:table-row>
        <table:table-row table:style-name="ro5" table:number-rows-repeated="6">
          <table:table-cell/>
          <table:table-cell table:style-name="ce13"/>
          <table:table-cell table:number-columns-repeated="1022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thub Issues" table:style-name="ta1">
        <office:forms form:automatic-focus="false" form:apply-design-mode="false"/>
        <table:shapes>
          <draw:frame draw:z-index="0" draw:style-name="gr1" draw:text-style-name="P1" svg:width="737.74pt" svg:height="419.39pt" svg:x="708.94pt" svg:y="5.27pt">
            <draw:object draw:notify-on-update-of-ranges="'Pivot Table_Github Issues_1'.B1:'Pivot Table_Github Issues_1'.B1 'Pivot Table_Github Issues_1'.A2:'Pivot Table_Github Issues_1'.A2 'Pivot Table_Github Issues_1'.B2:'Pivot Table_Github Issues_1'.B2 'Pivot Table_Github Issues_1'.A3:'Pivot Table_Github Issues_1'.A3 'Pivot Table_Github Issues_1'.B3:'Pivot Table_Github Issues_1'.B3 'Pivot Table_Github Issues_1'.A4:'Pivot Table_Github Issues_1'.A4 'Pivot Table_Github Issues_1'.B4:'Pivot Table_Github Issues_1'.B4 'Pivot Table_Github Issues_1'.A5:'Pivot Table_Github Issues_1'.A5 'Pivot Table_Github Issues_1'.B5:'Pivot Table_Github Issues_1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2" table:number-columns-repeated="1015" table:default-cell-style-name="ce30"/>
        <table:table-row table:style-name="ro4">
          <table:table-cell table:style-name="ce36" office:value-type="string" calcext:value-type="string">
            <text:p>State</text:p>
          </table:table-cell>
          <table:table-cell table:style-name="ce36" office:value-type="string" calcext:value-type="string">
            <text:p>Issue Number</text:p>
          </table:table-cell>
          <table:table-cell table:style-name="ce36" office:value-type="string" calcext:value-type="string">
            <text:p>Issue Title</text:p>
          </table:table-cell>
          <table:table-cell table:style-name="ce36" office:value-type="string" calcext:value-type="string">
            <text:p>Story Points</text:p>
          </table:table-cell>
          <table:table-cell table:style-name="ce36" office:value-type="string" calcext:value-type="string">
            <text:p>Milestone</text:p>
          </table:table-cell>
          <table:table-cell table:style-name="ce36" office:value-type="string" calcext:value-type="string">
            <text:p>Label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MySQL Tab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backend,enhanceme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ments and use cas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 desig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gurations for environment and bui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kManager dashbo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dashboar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er dashboar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si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load ima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port in pd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trieve ima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 Dashbo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 spring secu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,securit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trieve users info for web servi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,securit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ration fil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jp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eate ba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administration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thorize registration 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administration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mation of interests rate on produ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backend,busines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g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backend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posit op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thdraw op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fill op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fer ope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 t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ustomer list op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ployee list operatio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employee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 page with banks inform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e bank bran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eate bank produ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 bank serv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sign employee to bra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pdate interest 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d registration f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public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load images fronte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administration,frontend,manage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p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nding email on registration requ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back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peration det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customer,employee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p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cumentation revi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documentatio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horize op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employee,fronten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los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gate op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employee,frontend</text:p>
          </table:table-cell>
          <table:table-cell table:number-columns-repeated="1015"/>
        </table:table-row>
        <table:table-row table:style-name="ro4" table:number-rows-repeated="1048535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Pivot Table_Github Issues_1" table:style-name="ta1">
        <table:table-column table:style-name="co2" table:default-cell-style-name="ce39"/>
        <table:table-column table:style-name="co2" table:default-cell-style-name="ce43"/>
        <table:table-row table:style-name="ro4">
          <table:table-cell table:style-name="ce37" office:value-type="string" calcext:value-type="string">
            <text:p>Milestone</text:p>
          </table:table-cell>
          <table:table-cell table:style-name="ce41" office:value-type="string" calcext:value-type="string">
            <text:p>Sum - Story Points</text:p>
          </table:table-cell>
        </table:table-row>
        <table:table-row table:style-name="ro4">
          <table:table-cell table:style-name="ce38" office:value-type="string" calcext:value-type="string">
            <text:p>Sprint 1</text:p>
          </table:table-cell>
          <table:table-cell table:style-name="ce4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Sprint 2</text:p>
          </table:table-cell>
          <table:table-cell office:value-type="float" office:value="144" calcext:value-type="float">
            <text:p>144</text:p>
          </table:table-cell>
        </table:table-row>
        <table:table-row table:style-name="ro4">
          <table:table-cell office:value-type="string" calcext:value-type="string">
            <text:p>Sprint 3</text:p>
          </table:table-cell>
          <table:table-cell office:value-type="float" office:value="103" calcext:value-type="float">
            <text:p>103</text:p>
          </table:table-cell>
        </table:table-row>
        <table:table-row table:style-name="ro4">
          <table:table-cell office:value-type="string" calcext:value-type="string">
            <text:p>Sprint 4</text:p>
          </table:table-cell>
          <table:table-cell table:style-name="ce44" office:value-type="float" office:value="42" calcext:value-type="float">
            <text:p>42</text:p>
          </table:table-cell>
        </table:table-row>
        <table:table-row table:style-name="ro4">
          <table:table-cell table:style-name="ce40" office:value-type="string" calcext:value-type="string">
            <text:p>Total Result</text:p>
          </table:table-cell>
          <table:table-cell table:style-name="ce46" office:value-type="float" office:value="323" calcext:value-type="float">
            <text:p>323</text:p>
          </table:table-cell>
        </table:table-row>
      </table:table>
      <table:named-expressions/>
      <table:database-ranges>
        <table:database-range table:name="__Anonymous_Sheet_DB__1" table:target-range-address="'Product Backlog'.A2:'Product Backlog'.B2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Github Issues'.A1:'Github Issues'.F40" table:display-filter-buttons="true" table:orientation="column"/>
      </table:database-ranges>
      <table:data-pilot-tables>
        <table:data-pilot-table table:name="DataPilot1" table:application-data="" table:target-range-address="'Pivot Table_Github Issues_1'.A1:'Pivot Table_Github Issues_1'.B6" table:buttons="'Pivot Table_Github Issues_1'.A1" table:show-filter-button="false" table:drill-down-on-double-click="false">
          <table:source-cell-range table:cell-range-address="'Github Issues'.D1:'Github Issues'.E4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lestone" table:orientation="row" table:used-hierarchy="0" table:function="auto">
            <table:data-pilot-level table:show-empty="false" calcext:repeat-item-labels="false">
              <table:data-pilot-members>
                <table:data-pilot-member table:name="Sprint 1" table:display="true" table:show-details="true"/>
                <table:data-pilot-member table:name="Sprint 2" table:display="true" table:show-details="true"/>
                <table:data-pilot-member table:name="Sprint 3" table:display="true" table:show-details="true"/>
                <table:data-pilot-member table:name="Sprint 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ry Points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7:46:35.056402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40:49.275889932</meta:creation-date>
    <dc:date>2019-07-25T01:55:30.559794070</dc:date>
    <meta:editing-duration>PT8H4M38S</meta:editing-duration>
    <meta:editing-cycles>11</meta:editing-cycles>
    <meta:generator>LibreOffice/6.2.5.2$Linux_X86_64 LibreOffice_project/20$Build-2</meta:generator>
    <meta:document-statistic meta:table-count="4" meta:cell-count="4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62.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09cm" svg:height="17.654cm" xlink:href=".." xlink:type="simple" chart:class="chart:line" chart:style-name="ch1">
        <chart:title svg:x="1.324cm" svg:y="0.376cm" chart:style-name="ch2">
          <text:p>Burndown Chart</text:p>
        </chart:title>
        <chart:legend svg:x="26.585cm" svg:y="0.356cm" style:legend-expansion="custom" chartooo:width="3.125cm" chartooo:height="0.99cm" style:legend-expansion-aspect-ratio="3.15656565656566" chart:style-name="ch3"/>
        <chart:plot-area chart:style-name="ch4" table:cell-range-address="'Product Backlog'.H2:'Product Backlog'.M4" chart:data-source-has-labels="both" svg:x="1.699cm" svg:y="1.513cm" svg:width="28.423cm" svg:height="16.129cm">
          <chartooo:coordinate-region svg:x="2.824cm" svg:y="1.687cm" svg:width="26.49cm" svg:height="15.017cm"/>
          <chart:axis chart:dimension="x" chart:name="primary-x" chart:style-name="ch5" chartooo:axis-type="auto">
            <chartooo:date-scale/>
            <chart:categories table:cell-range-address="'Product Backlog'.I2:'Product Backlog'.M2"/>
          </chart:axis>
          <chart:axis chart:dimension="y" chart:name="primary-y" chart:style-name="ch6">
            <chart:title svg:x="0.754cm" svg:y="10.64cm" chart:style-name="ch7">
              <text:p>Story Points</text:p>
            </chart:title>
            <chart:grid chart:style-name="ch8" chart:class="major"/>
          </chart:axis>
          <chart:axis chart:dimension="y" chart:name="secondary-y" chart:style-name="ch9">
            <chart:title svg:x="30.122cm" svg:y="9.259cm" chart:style-name="ch7">
              <text:p>Ore</text:p>
            </chart:title>
          </chart:axis>
          <chart:series chart:attached-axis="primary-y" chart:style-name="ch10" chart:values-cell-range-address="'Product Backlog'.I3:'Product Backlog'.M3" chart:label-cell-address="'Product Backlog'.H3:'Product Backlog'.H3" chart:class="chart:line"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'Product Backlog'.I4:'Product Backlog'.M4" chart:label-cell-address="'Product Backlog'.H4:'Product Backlog'.H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ort Totale
(Story Points)</text:p>
                <draw:g>
                  <svg:desc>'Product Backlog'.I2:'Product Backlog'.M2</svg:desc>
                </draw:g>
              </table:table-cell>
              <table:table-cell office:value-type="string">
                <text:p>Sprint 1</text:p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</table:table-row>
          </table:table-header-rows>
          <table:table-rows>
            <table:table-row>
              <table:table-cell office:value-type="string">
                <text:p>Stimato</text:p>
                <draw:g>
                  <svg:desc>'Product Backlog'.H3:'Product Backlog'.H3</svg:desc>
                </draw:g>
              </table:table-cell>
              <table:table-cell office:value-type="float" office:value="325">
                <text:p>325</text:p>
                <draw:g>
                  <svg:desc>'Product Backlog'.I3:'Product Backlog'.M3</svg:desc>
                </draw:g>
              </table:table-cell>
              <table:table-cell office:value-type="float" office:value="257">
                <text:p>257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e</text:p>
                <draw:g>
                  <svg:desc>'Product Backlog'.H4:'Product Backlog'.H4</svg:desc>
                </draw:g>
              </table:table-cell>
              <table:table-cell office:value-type="float" office:value="325">
                <text:p>325</text:p>
                <draw:g>
                  <svg:desc>'Product Backlog'.I4:'Product Backlog'.M4</svg:desc>
                </draw:g>
              </table:table-cell>
              <table:table-cell office:value-type="float" office:value="243.75">
                <text:p>243.75</text:p>
              </table:table-cell>
              <table:table-cell office:value-type="float" office:value="162.5">
                <text:p>162.5</text:p>
              </table:table-cell>
              <table:table-cell office:value-type="float" office:value="81.25">
                <text:p>81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27cm" svg:height="14.796cm" xlink:href=".." xlink:type="simple" chart:class="chart:bar" chart:style-name="ch1">
        <chart:title svg:x="11.086cm" svg:y="0.46cm" chart:style-name="ch2">
          <text:p>Sprints Effort (Github issues)</text:p>
        </chart:title>
        <chart:legend svg:x="23.285cm" svg:y="6.458cm" style:legend-expansion="custom" chartooo:width="1.736cm" chartooo:height="1.88cm" style:legend-expansion-aspect-ratio="0.923404255319149" chart:style-name="ch3"/>
        <chart:plot-area chart:style-name="ch4" table:cell-range-address="'Pivot Table_Github Issues_1'.A1:'Pivot Table_Github Issues_1'.B5" chart:data-source-has-labels="both" svg:x="2.001cm" svg:y="1.694cm" svg:width="20.235cm" svg:height="12.763cm">
          <chartooo:coordinate-region svg:x="2.808cm" svg:y="1.867cm" svg:width="19.428cm" svg:height="11.996cm"/>
          <chart:axis chart:dimension="x" chart:name="primary-x" chart:style-name="ch5" chartooo:axis-type="auto">
            <chartooo:date-scale/>
            <chart:categories table:cell-range-address="'Pivot Table_Github Issues_1'.B1:'Pivot Table_Github Issues_1'.B1"/>
          </chart:axis>
          <chart:axis chart:dimension="y" chart:name="primary-y" chart:style-name="ch6">
            <chart:title svg:x="0.755cm" svg:y="9.468cm" chart:style-name="ch7">
              <text:p>Story Points</text:p>
            </chart:title>
            <chart:grid chart:style-name="ch8" chart:class="major"/>
          </chart:axis>
          <chart:series chart:style-name="ch9" chart:values-cell-range-address="'Pivot Table_Github Issues_1'.B2:'Pivot Table_Github Issues_1'.B2" chart:label-cell-address="'Pivot Table_Github Issues_1'.A2:'Pivot Table_Github Issues_1'.A2" chart:class="chart:bar">
            <chart:data-point/>
          </chart:series>
          <chart:series chart:style-name="ch10" chart:values-cell-range-address="'Pivot Table_Github Issues_1'.B3:'Pivot Table_Github Issues_1'.B3" chart:label-cell-address="'Pivot Table_Github Issues_1'.A3:'Pivot Table_Github Issues_1'.A3" chart:class="chart:bar">
            <chart:data-point/>
          </chart:series>
          <chart:series chart:style-name="ch11" chart:values-cell-range-address="'Pivot Table_Github Issues_1'.B4:'Pivot Table_Github Issues_1'.B4" chart:label-cell-address="'Pivot Table_Github Issues_1'.A4:'Pivot Table_Github Issues_1'.A4" chart:class="chart:bar">
            <chart:data-point/>
          </chart:series>
          <chart:series chart:style-name="ch12" chart:values-cell-range-address="'Pivot Table_Github Issues_1'.B5:'Pivot Table_Github Issues_1'.B5" chart:label-cell-address="'Pivot Table_Github Issues_1'.A5:'Pivot Table_Github Issues_1'.A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tory Points</text:p>
                <draw:g>
                  <svg:desc>'Pivot Table_Github Issues_1'.B1:'Pivot Table_Github Issues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'Pivot Table_Github Issues_1'.A2:'Pivot Table_Github Issues_1'.A2</svg:desc>
                </draw:g>
              </table:table-cell>
              <table:table-cell office:value-type="float" office:value="34">
                <text:p>34</text:p>
                <draw:g>
                  <svg:desc>'Pivot Table_Github Issues_1'.B2:'Pivot Table_Github Issues_1'.B2</svg:desc>
                </draw:g>
              </table:table-cell>
            </table:table-row>
            <table:table-row>
              <table:table-cell office:value-type="string">
                <text:p>Sprint 2</text:p>
                <draw:g>
                  <svg:desc>'Pivot Table_Github Issues_1'.A3:'Pivot Table_Github Issues_1'.A3</svg:desc>
                </draw:g>
              </table:table-cell>
              <table:table-cell office:value-type="float" office:value="144">
                <text:p>144</text:p>
                <draw:g>
                  <svg:desc>'Pivot Table_Github Issues_1'.B3:'Pivot Table_Github Issues_1'.B3</svg:desc>
                </draw:g>
              </table:table-cell>
            </table:table-row>
            <table:table-row>
              <table:table-cell office:value-type="string">
                <text:p>Sprint 3</text:p>
                <draw:g>
                  <svg:desc>'Pivot Table_Github Issues_1'.A4:'Pivot Table_Github Issues_1'.A4</svg:desc>
                </draw:g>
              </table:table-cell>
              <table:table-cell office:value-type="float" office:value="103">
                <text:p>103</text:p>
                <draw:g>
                  <svg:desc>'Pivot Table_Github Issues_1'.B4:'Pivot Table_Github Issues_1'.B4</svg:desc>
                </draw:g>
              </table:table-cell>
            </table:table-row>
            <table:table-row>
              <table:table-cell office:value-type="string">
                <text:p>Sprint 4</text:p>
                <draw:g>
                  <svg:desc>'Pivot Table_Github Issues_1'.A5:'Pivot Table_Github Issues_1'.A5</svg:desc>
                </draw:g>
              </table:table-cell>
              <table:table-cell office:value-type="float" office:value="42">
                <text:p>42</text:p>
                <draw:g>
                  <svg:desc>'Pivot Table_Github Issues_1'.B5:'Pivot Table_Github Issues_1'.B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